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00%"/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officeooo:rsid="000e032f" officeooo:paragraph-rsid="000e032f"/>
    </style:style>
    <style:style style:name="P3" style:family="paragraph" style:parent-style-name="Standard">
      <style:paragraph-properties fo:line-height="100%"/>
      <style:text-properties style:font-name="Liberation Serif" fo:font-size="12pt" officeooo:rsid="000e032f" officeooo:paragraph-rsid="000e032f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rsid="000e032f" officeooo:paragraph-rsid="0014d1c1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fo:font-weight="bold" officeooo:rsid="000e032f" officeooo:paragraph-rsid="000e032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style:font-name="Liberation Serif" fo:font-size="12pt" fo:font-weight="bold" officeooo:rsid="000e032f" officeooo:paragraph-rsid="0014d1c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/>
      <style:text-properties style:font-name="Liberation Serif" fo:font-size="12pt" fo:font-style="italic" fo:font-weight="normal" officeooo:rsid="000e032f" officeooo:paragraph-rsid="000e032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Liberation Serif" fo:font-size="20pt" fo:font-weight="bold" officeooo:rsid="000e032f" officeooo:paragraph-rsid="000e032f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00%"/>
      <style:text-properties style:font-name="Nimbus Mono PS" fo:font-size="12pt" officeooo:rsid="000e032f" officeooo:paragraph-rsid="000e032f" style:font-size-asian="12pt" style:font-size-complex="12pt"/>
    </style:style>
    <style:style style:name="P10" style:family="paragraph" style:parent-style-name="Standard">
      <style:paragraph-properties fo:line-height="100%"/>
      <style:text-properties style:font-name="Nimbus Mono PS" fo:font-size="12pt" officeooo:paragraph-rsid="001690d0" style:font-size-asian="12pt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Nimbus Mono PS" fo:font-size="20pt" fo:font-weight="bold" officeooo:paragraph-rsid="001690d0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00%"/>
      <style:text-properties fo:color="#2a6099" loext:opacity="100%" style:font-name="Nimbus Mono PS" fo:font-size="12pt" officeooo:rsid="000e032f" officeooo:paragraph-rsid="000e032f" style:font-size-asian="12pt" style:font-size-complex="12pt"/>
    </style:style>
    <style:style style:name="P13" style:family="paragraph" style:parent-style-name="Standard">
      <style:paragraph-properties fo:line-height="100%"/>
      <style:text-properties fo:color="#2a6099" loext:opacity="100%" style:font-name="Nimbus Mono PS" fo:font-size="12pt" officeooo:rsid="000e032f" officeooo:paragraph-rsid="0014d1c1" style:font-size-asian="12pt" style:font-size-complex="12pt"/>
    </style:style>
    <style:style style:name="P14" style:family="paragraph" style:parent-style-name="Standard">
      <style:paragraph-properties fo:line-height="100%"/>
      <style:text-properties officeooo:paragraph-rsid="001690d0"/>
    </style:style>
    <style:style style:name="P15" style:family="paragraph" style:parent-style-name="Standard">
      <style:paragraph-properties fo:line-height="100%"/>
      <style:text-properties officeooo:paragraph-rsid="000e032f"/>
    </style:style>
    <style:style style:name="P16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6">
      <style:paragraph-properties fo:line-height="100%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line-height="100%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line-height="100%"/>
      <style:text-properties style:font-name="Nimbus Mono PS" fo:font-size="12pt" style:font-size-asian="12pt" style:font-size-complex="12pt"/>
    </style:style>
    <style:style style:name="P20" style:family="paragraph" style:parent-style-name="Text_20_body">
      <style:paragraph-properties fo:line-height="100%"/>
      <style:text-properties fo:color="#2a6099" loext:opacity="100%" style:font-name="Nimbus Mono PS" fo:font-size="12pt" style:font-size-asian="12pt" style:font-size-complex="12pt"/>
    </style:style>
    <style:style style:name="P21" style:family="paragraph" style:parent-style-name="Text_20_body">
      <style:paragraph-properties fo:line-height="100%"/>
    </style:style>
    <style:style style:name="P22" style:family="paragraph" style:parent-style-name="Text_20_body" style:list-style-name="L1">
      <style:paragraph-properties fo:line-height="100%"/>
    </style:style>
    <style:style style:name="P23" style:family="paragraph" style:parent-style-name="Text_20_body">
      <style:paragraph-properties fo:line-height="100%"/>
      <style:text-properties officeooo:paragraph-rsid="00135168"/>
    </style:style>
    <style:style style:name="P24" style:family="paragraph" style:parent-style-name="Text_20_body" style:list-style-name="L6">
      <style:paragraph-properties fo:line-height="100%"/>
      <style:text-properties officeooo:paragraph-rsid="00135168"/>
    </style:style>
    <style:style style:name="P25" style:family="paragraph" style:parent-style-name="Text_20_body" style:list-style-name="L6">
      <style:paragraph-properties fo:line-height="100%"/>
    </style:style>
    <style:style style:name="T1" style:family="text">
      <style:text-properties officeooo:rsid="000e032f"/>
    </style:style>
    <style:style style:name="T2" style:family="text">
      <style:text-properties officeooo:rsid="0010bf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5168"/>
    </style:style>
    <style:style style:name="T5" style:family="text">
      <style:text-properties officeooo:rsid="0014d1c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0bf33"/>
    </style:style>
    <style:style style:name="T8" style:family="text">
      <style:text-properties style:font-name="Liberation Serif" officeooo:rsid="00135168"/>
    </style:style>
    <style:style style:name="T9" style:family="text">
      <style:text-properties style:font-name="Liberation Serif" officeooo:rsid="0014d1c1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10bf33" style:font-size-asian="12pt" style:font-size-complex="12pt"/>
    </style:style>
    <style:style style:name="T12" style:family="text">
      <style:text-properties style:font-name="Liberation Serif" fo:font-size="12pt" officeooo:rsid="00135168" style:font-size-asian="12pt" style:font-size-complex="12pt"/>
    </style:style>
    <style:style style:name="T13" style:family="text">
      <style:text-properties style:font-name="Liberation Serif" fo:font-size="12pt" officeooo:rsid="0014d1c1" style:font-size-asian="12pt" style:font-size-complex="12pt"/>
    </style:style>
    <style:style style:name="T14" style:family="text">
      <style:text-properties style:font-name="Liberation Serif" fo:font-size="12pt" officeooo:rsid="000e032f" style:font-size-asian="12pt" style:font-size-complex="12pt"/>
    </style:style>
    <style:style style:name="T15" style:family="text">
      <style:text-properties style:font-name="Liberation Serif" officeooo:rsid="000e032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0bf33" style:font-size-asian="12pt" style:font-size-complex="12pt"/>
    </style:style>
    <style:style style:name="T18" style:family="text">
      <style:text-properties fo:font-size="12pt" officeooo:rsid="000e032f" style:font-size-asian="12pt" style:font-size-complex="12pt"/>
    </style:style>
    <style:style style:name="T19" style:family="text">
      <style:text-properties fo:font-size="12pt" officeooo:rsid="0014d1c1" style:font-size-asian="12pt" style:font-size-complex="12pt"/>
    </style:style>
    <style:style style:name="T20" style:family="text">
      <style:text-properties style:font-name="Nimbus Mono PS" fo:font-size="12pt" style:font-size-asian="12pt" style:font-size-complex="12pt"/>
    </style:style>
    <style:style style:name="T21" style:family="text">
      <style:text-properties style:font-name="Nimbus Mono PS" fo:font-size="12pt" officeooo:rsid="000e032f" style:font-size-asian="12pt" style:font-size-complex="12pt"/>
    </style:style>
    <style:style style:name="T22" style:family="text">
      <style:text-properties style:font-name="Nimbus Mono PS" fo:font-size="12pt" officeooo:rsid="0010bf33" style:font-size-asian="12pt" style:font-size-complex="12pt"/>
    </style:style>
    <style:style style:name="T23" style:family="text">
      <style:text-properties style:font-name="Nimbus Mono PS" fo:font-size="12pt" officeooo:rsid="0014d1c1" style:font-size-asian="12pt" style:font-size-complex="12pt"/>
    </style:style>
    <style:style style:name="T24" style:family="text">
      <style:text-properties fo:color="#c9211e" loext:opacity="100%" style:font-name="Liberation Serif" fo:font-size="12pt" style:font-size-asian="12pt" style:font-size-complex="12pt"/>
    </style:style>
    <style:style style:name="T25" style:family="text">
      <style:text-properties officeooo:rsid="0018f2bf"/>
    </style:style>
    <style:style style:name="T26" style:family="text">
      <style:text-properties fo:color="#2a6099" loext:opacity="100%" style:font-name="Nimbus Mono PS" fo:font-size="12pt" style:font-size-asian="12pt" style:font-size-complex="12pt"/>
    </style:style>
    <style:style style:name="T27" style:family="text">
      <style:text-properties fo:color="#2a6099" loext:opacity="100%" style:font-name="Nimbus Mono PS" fo:font-size="12pt" officeooo:rsid="000e032f" style:font-size-asian="12pt" style:font-size-complex="12pt"/>
    </style:style>
    <style:style style:name="T28" style:family="text">
      <style:text-properties fo:color="#2a6099" loext:opacity="100%" style:font-name="Nimbus Mono PS" fo:font-size="12pt" officeooo:rsid="0014d1c1" style:font-size-asian="12pt" style:font-size-complex="12pt"/>
    </style:style>
    <style:style style:name="T29" style:family="text">
      <style:text-properties fo:color="#2a6099" loext:opacity="100%" style:font-name="Nimbus Mono PS" fo:font-size="12pt" officeooo:rsid="0010bf33" style:font-size-asian="12pt" style:font-size-complex="12pt"/>
    </style:style>
    <style:style style:name="T30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Hub</text:p>
      <text:p text:style-name="P3"/>
      <text:p text:style-name="P2"><text:a xlink:type="simple" xlink:href="https://github.com/rhorace/rhorace" text:style-name="Internet_20_link" text:visited-style-name="Visited_20_Internet_20_Link"><text:span text:style-name="T10">https://github.com/rhorace/rhorace</text:span></text:a></text:p>
      <text:p text:style-name="P3"/>
      <text:p text:style-name="P5">Installer Git sur le PC</text:p>
      <text:p text:style-name="P5"/>
      <text:p text:style-name="P12">sudo apt update</text:p>
      <text:p text:style-name="P12">sudo apt install git</text:p>
      <text:p text:style-name="P3"/>
      <text:p text:style-name="P7">Vérifier l’installation</text:p>
      <text:p text:style-name="P7"/>
      <text:p text:style-name="P12">git –version</text:p>
      <text:p text:style-name="P9"/>
      <text:p text:style-name="P5">Configurer Git</text:p>
      <text:p text:style-name="P5"/>
      <text:p text:style-name="P12">git config --global user.name "Rodrigue HORACE"</text:p>
      <text:p text:style-name="P14"><text:span text:style-name="T27">git config --global user.email "rodrigue.horace@gmail.com</text:span><text:span text:style-name="T27">"</text:span></text:p>
      <text:p text:style-name="P10"><text:span text:style-name="T15"/></text:p>
      <text:p text:style-name="P11"><text:span text:style-name="T15">Utiliser GitHub avec SSH</text:span></text:p>
      <text:p text:style-name="P11"><text:span text:style-name="T15"/></text:p>
      <text:h text:style-name="P1" text:outline-level="3">Vérifier si tu as déjà une clé SSH</text:h>
      <text:p text:style-name="P21"><text:span text:style-name="T10"/></text:p>
      <text:p text:style-name="P20">ls -al ~/.ssh</text:p>
      <text:p text:style-name="P16">Si tu vois un fichier id_rsa.pub ou id_ed25519.pub, c’est que tu as déjà une clé.</text:p>
      <text:p text:style-name="P16"><text:span text:style-name="T3"/></text:p>
      <text:p text:style-name="P16"><text:span text:style-name="T3">Créer une clé SSH (si tu n’en as pas)</text:span></text:p>
      <text:p text:style-name="P16"><text:span text:style-name="T3"/></text:p>
      <text:p text:style-name="P21"><text:span text:style-name="T26">ssh-keygen -t ed25519 -C "</text:span><text:span text:style-name="T29">rodrigue.horace@gmail.com</text:span><text:span text:style-name="T26">"</text:span></text:p>
      <text:p text:style-name="P16"/>
      <text:p text:style-name="P16">Ça va créer 2 fichiers :</text:p>
      <text:list text:style-name="L1">
        <text:list-item>
          <text:p text:style-name="P22"><text:span text:style-name="Source_20_Text"><text:span text:style-name="T10">~/.ssh/id_ed25519</text:span></text:span><text:span text:style-name="T10"> (clé privée → </text:span><text:span text:style-name="Strong_20_Emphasis"><text:span text:style-name="T24">ne jamais partager !</text:span></text:span><text:span text:style-name="T10">)</text:span></text:p>
        </text:list-item>
        <text:list-item>
          <text:p text:style-name="P22"><text:span text:style-name="Source_20_Text"><text:span text:style-name="T10">~/.ssh/id_ed25519.pub</text:span></text:span><text:span text:style-name="T10"> (clé publique → à donner à GitHub).</text:span></text:p>
        </text:list-item>
      </text:list>
      <text:p text:style-name="P23"><text:span text:style-name="T10"/></text:p>
      <text:p text:style-name="P23"><text:span text:style-name="T10">Copie tout le contenu </text:span><text:span text:style-name="T12">de </text:span><text:span text:style-name="Source_20_Text"><text:span text:style-name="T12">id_ed25519.pub </text:span></text:span><text:span text:style-name="T10">(ça commence par </text:span><text:span text:style-name="Source_20_Text"><text:span text:style-name="T10">ssh-ed25519 …</text:span></text:span><text:span text:style-name="T10">)</text:span></text:p>
      <text:list text:style-name="L6">
        <text:list-item>
          <text:p text:style-name="P24"><text:span text:style-name="T10">Va sur GitHub → Settings → SSH and GPG keys</text:span></text:p>
        </text:list-item>
        <text:list-item>
          <text:p text:style-name="P25"><text:span text:style-name="T10">Clique sur </text:span><text:span text:style-name="Strong_20_Emphasis"><text:span text:style-name="T10">New SSH key</text:span></text:span><text:span text:style-name="T10">.</text:span></text:p>
        </text:list-item>
        <text:list-item>
          <text:p text:style-name="P17">Colle ta clé dans le champ "Key".</text:p>
        </text:list-item>
        <text:list-item>
          <text:p text:style-name="P17">Donne un nom (ex: "Mon PC Ubuntu").</text:p>
        </text:list-item>
        <text:list-item>
          <text:p text:style-name="P25"><text:span text:style-name="T10">Clique sur </text:span><text:span text:style-name="Strong_20_Emphasis"><text:span text:style-name="T10">Add SSH key</text:span></text:span><text:span text:style-name="T10">.</text:span></text:p>
        </text:list-item>
      </text:list>
      <text:p text:style-name="P16"/>
      <text:p text:style-name="P18"><text:soft-page-break/>Tester la connexion</text:p>
      <text:p text:style-name="P19"/>
      <text:p text:style-name="P20">ssh -T git@github.com</text:p>
      <text:p text:style-name="P16"/>
      <text:p text:style-name="P16">Tu devrais voir :</text:p>
      <text:p text:style-name="P16">Hi ton_pseudo! You've successfully authenticated, but GitHub does not provide shell access.</text:p>
      <text:p text:style-name="P5"/>
      <text:p text:style-name="P5">Changer l’URL du dépôt en SSH</text:p>
      <text:p text:style-name="P5"/>
      <text:p text:style-name="P3">Dans ton projet Git local, fais :</text:p>
      <text:p text:style-name="P3"/>
      <text:p text:style-name="P15"><text:span text:style-name="T27">git remote set-url origin git@github.com</text:span><text:span text:style-name="T27">:</text:span><text:span text:style-name="T28">rhorace</text:span><text:span text:style-name="T27">/</text:span><text:span text:style-name="T28">rhorace</text:span><text:span text:style-name="T27">.git</text:span></text:p>
      <text:p text:style-name="P3"/>
      <text:p text:style-name="P3">Vérifie :</text:p>
      <text:p text:style-name="P3"/>
      <text:p text:style-name="P12">git remote -v</text:p>
      <text:p text:style-name="P3"/>
      <text:p text:style-name="P3"><text:span text:style-name="T30">Tu dois voir </text:span>:</text:p>
      <text:p text:style-name="P3"/>
      <text:p text:style-name="P4"><text:span text:style-name="T25">o</text:span>rigin <text:s/>git@github.com:<text:span text:style-name="T5">rhorace</text:span>/<text:span text:style-name="T5">rhorace</text:span>.git (fetch)</text:p>
      <text:p text:style-name="P4">origin <text:s/>git@github.com:<text:span text:style-name="T5">rhorace</text:span>/<text:span text:style-name="T5">rhorace</text:span>.git (push)</text:p>
      <text:p text:style-name="P4"/>
      <text:p text:style-name="P6">Pousser sans mot de passe</text:p>
      <text:p text:style-name="P6"/>
      <text:p text:style-name="P13">git add .</text:p>
      <text:p text:style-name="P13">git commit -m "Test SSH"</text:p>
      <text:p text:style-name="P13">git pu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23:24:27.290482940</meta:creation-date>
    <meta:generator>LibreOffice/24.2.7.2$Linux_X86_64 LibreOffice_project/420$Build-2</meta:generator>
    <dc:date>2025-08-31T23:52:25.097215260</dc:date>
    <meta:editing-duration>PT27M52S</meta:editing-duration>
    <meta:editing-cycles>15</meta:editing-cycles>
    <meta:document-statistic meta:table-count="0" meta:image-count="0" meta:object-count="0" meta:page-count="2" meta:paragraph-count="41" meta:word-count="221" meta:character-count="1333" meta:non-whitespace-character-count="1160"/>
  </office:meta>
</office:document-meta>
</file>